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33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i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2" office:value-type="float" office:value="1">
            <text:p>1</text:p>
          </table:table-cell>
          <table:table-cell>
            <draw:frame table:end-cell-address="sine.G17" table:end-x="2.233cm" table:end-y="0.054cm" draw:z-index="0" draw:style-name="gr1" svg:width="10.976cm" svg:height="6.986cm" svg:x="0.289cm" svg:y="0.265cm">
              <draw:object draw:notify-on-update-of-ranges="sine.A1:sine.A16 sine.B1:sine.B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-1.4142602223305111033e-1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-6.1181376594633265084e-0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4.6170990272579207521e-17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-2.7750128635153941847e-09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-7.5238981263225957501e-1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-3.3375525516448158757e-09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-3.5139117173258442631e-1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-2.0550425760770912756e-0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3.7858086433950677905e-17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-2.2045418036460674603e-0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-4.1040249676413073182e-17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-2.0110547609610627995e-09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8.5146506388912983047e-1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-1.7544887775148648394e-09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-1.5944474539749149392e-18</text:p>
          </table:table-cell>
          <table:table-cell/>
        </table:table-row>
      </table:table>
      <table:table table:name="Square" table:style-name="ta1" table:print="false">
        <table:table-column table:style-name="co3" table:number-columns-repeated="3" table:default-cell-style-name="Default"/>
        <table:table-row table:style-name="ro1">
          <table:table-cell table:number-columns-repeated="2" office:value-type="float" office:value="1">
            <text:p>1</text:p>
          </table:table-cell>
          <table:table-cell>
            <draw:frame table:end-cell-address="Square.I16" table:end-x="1.287cm" table:end-y="0.344cm" draw:z-index="0" draw:style-name="gr1" svg:width="14.731cm" svg:height="6.986cm" svg:x="0.105cm" svg:y="0.106cm">
              <draw:object draw:notify-on-update-of-ranges="Square.A1:Square.A32 Square.B1:Square.B3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7.0395841817892785602e-17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333333333564506">
            <text:p>0.3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-7.7908079453482199693e-17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199999997696041">
            <text:p>0.2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-5.5772626977869532701e-1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14285715766058">
            <text:p>0.14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3.0214936685592956339e-1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111111094957695">
            <text:p>0.1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3.5528039325889917171e-17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909090970102506">
            <text:p>0.0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-3.3301544579300028513e-17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769230813855015">
            <text:p>0.08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-6.5328871802383997363e-1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666666863008317">
            <text:p>0.07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2.3214972663095951057e-17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588234905029857">
            <text:p>0.06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5.4060935292777018294e-1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526315684224283">
            <text:p>0.05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2.3786163080132027152e-17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476190370892044">
            <text:p>0.05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-1.4083935842186388718e-17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434782673477172">
            <text:p>0.04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-3.3470714566997643936e-17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399999958339004">
            <text:p>0.04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-8.2424775259514364407e-17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0370370431119781">
            <text:p>0.04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-3.3789452528489726662e-17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344827616341581">
            <text:p>0.03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9.0496784450961031586e-18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0322580969840631">
            <text:p>0.03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-7.1029304579938153736e-18</text:p>
          </table:table-cell>
          <table:table-cell/>
        </table:table-row>
      </table:table>
      <table:table table:name="triangle" table:style-name="ta1" table:print="false">
        <table:table-column table:style-name="co3" table:number-columns-repeated="3" table:default-cell-style-name="Default"/>
        <table:table-row table:style-name="ro1">
          <table:table-cell table:number-columns-repeated="2" office:value-type="float" office:value="1">
            <text:p>1</text:p>
          </table:table-cell>
          <table:table-cell>
            <draw:frame table:end-cell-address="triangle.I16" table:end-x="2.232cm" table:end-y="0.344cm" draw:z-index="0" draw:style-name="gr1" svg:width="15.676cm" svg:height="6.986cm" svg:x="0.105cm" svg:y="0.106cm">
              <draw:object draw:notify-on-update-of-ranges="triangle.A1:triangle.A32 triangle.B1:triangle.B3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-7.4405159294345388351e-17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0.111111627411601">
            <text:p>-0.1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-2.5603885109345212798e-18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399998114390507">
            <text:p>0.04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-4.9445813411362980062e-1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0.0204083518830908">
            <text:p>-0.02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-4.5842365404625298568e-1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123455608938579">
            <text:p>0.0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1.6111242551208825039e-17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0.00826457536164914">
            <text:p>-0.0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1.1387879926824814527e-16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0591708148132265">
            <text:p>0.01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-1.3355396530489729743e-1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0.0044445349230913">
            <text:p>0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-9.078904639047615055e-17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0346012860382509">
            <text:p>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7.2168701669511862958e-1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-0.00277014831061577">
            <text:p>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3.5950011167638162183e-18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0226752037380614">
            <text:p>0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1.9000030399181994305e-17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-0.00189040975536091">
            <text:p>0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9.949680576313019569e-17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0159995117928534">
            <text:p>0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-2.7915048909372820107e-17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-0.00137179152110888">
            <text:p>0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1.098809392163187442e-17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0118902044369515">
            <text:p>0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5.1094380844398206298e-17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0.00104063424289222">
            <text:p>0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1.0768196363345051077e-17</text:p>
          </table:table-cell>
          <table:table-cell/>
        </table:table-row>
      </table:table>
      <table:table table:name="Clarinet" table:style-name="ta1" table:print="false">
        <table:table-column table:style-name="co3" table:number-columns-repeated="3" table:default-cell-style-name="Default"/>
        <table:table-row table:style-name="ro1">
          <table:table-cell table:number-columns-repeated="2" office:value-type="float" office:value="1">
            <text:p>1</text:p>
          </table:table-cell>
          <table:table-cell>
            <draw:frame table:end-cell-address="Clarinet.I16" table:end-x="1.996cm" table:end-y="0.344cm" draw:z-index="0" draw:style-name="gr1" svg:width="15.44cm" svg:height="6.986cm" svg:x="0.105cm" svg:y="0.106cm">
              <draw:object draw:notify-on-update-of-ranges="Clarinet.A1:Clarinet.A32 Clarinet.B1:Clarinet.B3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116511338300998">
            <text:p>0.01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493803362701772">
            <text:p>0.4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0.0189561480655862">
            <text:p>-0.02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0.209231798800352">
            <text:p>-0.2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462079078718551">
            <text:p>0.05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424912430034679">
            <text:p>0.42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0212920658812865">
            <text:p>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273492761377359">
            <text:p>0.27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0.024115688656905">
            <text:p>-0.0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00387103097141349">
            <text:p>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0.0112334169014244">
            <text:p>-0.01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0.0305794702338816">
            <text:p>-0.03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411718934109972">
            <text:p>0.04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0.00645308373603092">
            <text:p>-0.0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-0.0128486540846562">
            <text:p>-0.01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0.0150275069509164">
            <text:p>-0.02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159112959461015">
            <text:p>0.02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0286826887130501">
            <text:p>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0.00245685697011453">
            <text:p>0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-0.00270659254069787">
            <text:p>0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-0.00385596317542776">
            <text:p>0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-0.00209059384304776">
            <text:p>0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-0.00168148580496309">
            <text:p>0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-0.00170710428454494">
            <text:p>0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-0.00201554483150419">
            <text:p>0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-0.00217404542532733">
            <text:p>0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-0.00197164517239677">
            <text:p>0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-0.00162904892952943">
            <text:p>0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-0.00182398720618653">
            <text:p>0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0.00154112297013126">
            <text:p>0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0.00216359506926613">
            <text:p>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GB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0">20/06/2010</text:date>, <text:time>12:21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6-20T12:00:48</meta:creation-date>
    <dc:date>2010-06-20T12:21:15</dc:date>
    <meta:editing-duration>PT00H20M29S</meta:editing-duration>
    <meta:editing-cycles>3</meta:editing-cycles>
    <meta:generator>OpenOffice.org/3.1$Linux OpenOffice.org_project/310m19$Build-9420</meta:generator>
    <meta:document-statistic meta:table-count="4" meta:cell-count="22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0.977cm" svg:height="6.987cm" chart:class="chart:bar" chart:style-name="ch1">
        <chart:plot-area chart:style-name="ch2" table:cell-range-address="sine.A1:sine.B16" chart:data-source-has-labels="column" svg:x="0.237cm" svg:y="0.139cm" svg:width="10.521cm" svg:height="6.771cm">
          <chart:axis chart:dimension="x" chart:name="primary-x" chart:style-name="ch3">
            <chart:title svg:x="5.65cm" svg:y="6.477cm" chart:style-name="ch4">
              <text:p>fn</text:p>
            </chart:title>
            <chart:categories table:cell-range-address="sine.A1:sine.A16"/>
          </chart:axis>
          <chart:axis chart:dimension="y" chart:name="primary-y" chart:style-name="ch5">
            <chart:title svg:x="0.22cm" svg:y="4.006cm" chart:style-name="ch6">
              <text:p>correlation</text:p>
            </chart:title>
            <chart:grid chart:style-name="ch7" chart:class="major"/>
          </chart:axis>
          <chart:series chart:style-name="ch8" chart:values-cell-range-address="sine.B1:sine.B16" chart:class="chart:bar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 text:id="sine.A1:sine.A16">1</text:p>
              </table:table-cell>
              <table:table-cell office:value-type="float" office:value="1">
                <text:p text:id="sine.B1:sine.B16"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4.732cm" svg:height="6.987cm" chart:class="chart:bar" chart:style-name="ch1">
        <chart:plot-area chart:style-name="ch2" table:cell-range-address="Square.A1:Square.B32" chart:data-source-has-labels="column" svg:x="0.387cm" svg:y="0.139cm" svg:width="14.051cm" svg:height="6.771cm">
          <chart:axis chart:dimension="x" chart:name="primary-x" chart:style-name="ch3">
            <chart:title svg:x="7.565cm" svg:y="6.477cm" chart:style-name="ch4">
              <text:p>fn</text:p>
            </chart:title>
            <chart:categories table:cell-range-address="Square.A1:Square.A32"/>
          </chart:axis>
          <chart:axis chart:dimension="y" chart:name="primary-y" chart:style-name="ch5">
            <chart:title svg:x="0.295cm" svg:y="4.006cm" chart:style-name="ch6">
              <text:p>correlation</text:p>
            </chart:title>
            <chart:grid chart:style-name="ch7" chart:class="major"/>
          </chart:axis>
          <chart:series chart:style-name="ch8" chart:values-cell-range-address="Square.B1:Square.B32" chart:class="chart:bar">
            <chart:data-point chart:repeated="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 text:id="Square.A1:Square.A32">1</text:p>
              </table:table-cell>
              <table:table-cell office:value-type="float" office:value="1">
                <text:p text:id="Square.B1:Square.B32"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3333333564506">
                <text:p>0.3333333335645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99999997696041">
                <text:p>0.1999999976960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4285715766058">
                <text:p>0.142857157660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11111094957695">
                <text:p>0.1111110949576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09090970102506">
                <text:p>0.09090909701025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769230813855015">
                <text:p>0.07692308138550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66666863008317">
                <text:p>0.06666668630083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588234905029857">
                <text:p>0.05882349050298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526315684224283">
                <text:p>0.05263156842242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476190370892044">
                <text:p>0.04761903708920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34782673477172">
                <text:p>0.04347826734771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99999958339004">
                <text:p>0.03999999583390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370370431119781">
                <text:p>0.03703704311197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344827616341581">
                <text:p>0.03448276163415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322580969840631">
                <text:p>0.03225809698406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.677cm" svg:height="6.987cm" chart:class="chart:bar" chart:style-name="ch1">
        <chart:plot-area chart:style-name="ch2" table:cell-range-address="triangle.A1:triangle.B32" chart:data-source-has-labels="column" svg:x="0.425cm" svg:y="0.139cm" svg:width="14.939cm" svg:height="6.771cm">
          <chart:axis chart:dimension="x" chart:name="primary-x" chart:style-name="ch3">
            <chart:title svg:x="8.047cm" svg:y="6.477cm" chart:style-name="ch4">
              <text:p>fn</text:p>
            </chart:title>
            <chart:categories table:cell-range-address="triangle.A1:triangle.A32"/>
          </chart:axis>
          <chart:axis chart:dimension="y" chart:name="primary-y" chart:style-name="ch5">
            <chart:title svg:x="0.314cm" svg:y="4.006cm" chart:style-name="ch6">
              <text:p>correlation</text:p>
            </chart:title>
            <chart:grid chart:style-name="ch7" chart:class="major"/>
          </chart:axis>
          <chart:series chart:style-name="ch8" chart:values-cell-range-address="triangle.B1:triangle.B32" chart:class="chart:bar">
            <chart:data-point chart:repeated="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 text:id="triangle.A1:triangle.A32">1</text:p>
              </table:table-cell>
              <table:table-cell office:value-type="float" office:value="1">
                <text:p text:id="triangle.B1:triangle.B32"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11111627411601">
                <text:p>-0.1111116274116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99998114390507">
                <text:p>0.03999981143905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204083518830908">
                <text:p>-0.02040835188309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23455608938579">
                <text:p>0.01234556089385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826457536164914">
                <text:p>-0.008264575361649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591708148132265">
                <text:p>0.005917081481322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44445349230913">
                <text:p>-0.00444453492309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346012860382509">
                <text:p>0.003460128603825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277014831061577">
                <text:p>-0.002770148310615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226752037380614">
                <text:p>0.002267520373806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0189040975536091">
                <text:p>-0.001890409755360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159995117928534">
                <text:p>0.001599951179285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0137179152110888">
                <text:p>-0.001371791521108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118902044369515">
                <text:p>0.001189020443695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0104063424289222">
                <text:p>-0.001040634242892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.441cm" svg:height="6.987cm" chart:class="chart:bar" chart:style-name="ch1">
        <chart:plot-area chart:style-name="ch2" table:cell-range-address="Clarinet.A1:Clarinet.B32" chart:data-source-has-labels="column" svg:x="0.415cm" svg:y="0.139cm" svg:width="14.718cm" svg:height="6.771cm">
          <chart:axis chart:dimension="x" chart:name="primary-x" chart:style-name="ch3">
            <chart:title svg:x="7.927cm" svg:y="6.477cm" chart:style-name="ch4">
              <text:p>fn</text:p>
            </chart:title>
            <chart:categories table:cell-range-address="Clarinet.A1:Clarinet.A32"/>
          </chart:axis>
          <chart:axis chart:dimension="y" chart:name="primary-y" chart:style-name="ch5">
            <chart:title svg:x="0.309cm" svg:y="4.006cm" chart:style-name="ch6">
              <text:p>correlation</text:p>
            </chart:title>
            <chart:grid chart:style-name="ch7" chart:class="major"/>
          </chart:axis>
          <chart:series chart:style-name="ch8" chart:values-cell-range-address="Clarinet.B1:Clarinet.B32" chart:class="chart:bar">
            <chart:data-point chart:repeated="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 text:id="Clarinet.A1:Clarinet.A32">1</text:p>
              </table:table-cell>
              <table:table-cell office:value-type="float" office:value="1">
                <text:p text:id="Clarinet.B1:Clarinet.B32"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16511338300998">
                <text:p>0.01165113383009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93803362701772">
                <text:p>0.4938033627017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189561480655862">
                <text:p>-0.01895614806558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209231798800352">
                <text:p>-0.209231798800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62079078718551">
                <text:p>0.04620790787185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24912430034679">
                <text:p>0.4249124300346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212920658812865">
                <text:p>0.002129206588128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73492761377359">
                <text:p>0.2734927613773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24115688656905">
                <text:p>-0.0241156886569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387103097141349">
                <text:p>0.0003871030971413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112334169014244">
                <text:p>-0.01123341690142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305794702338816">
                <text:p>-0.03057947023388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11718934109972">
                <text:p>0.04117189341099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645308373603092">
                <text:p>-0.006453083736030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128486540846562">
                <text:p>-0.01284865408465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150275069509164">
                <text:p>-0.01502750695091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59112959461015">
                <text:p>0.01591129594610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286826887130501">
                <text:p>0.002868268871305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245685697011453">
                <text:p>-0.002456856970114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270659254069787">
                <text:p>-0.002706592540697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0385596317542776">
                <text:p>-0.003855963175427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0209059384304776">
                <text:p>-0.002090593843047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0168148580496309">
                <text:p>-0.001681485804963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0170710428454494">
                <text:p>-0.001707104284544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0201554483150419">
                <text:p>-0.002015544831504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0217404542532733">
                <text:p>-0.002174045425327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0197164517239677">
                <text:p>-0.001971645172396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0162904892952943">
                <text:p>-0.001629048929529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0182398720618653">
                <text:p>-0.001823987206186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0154112297013126">
                <text:p>-0.001541122970131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0216359506926613">
                <text:p>-0.0021635950692661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